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8300000553B98E4452DFB2E85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微軟正黑體" svg:font-family="微軟正黑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1" svg:font-family="微軟正黑體" style:font-family-generic="system" style:font-pitch="variable"/>
  </office:font-face-decls>
  <office:automatic-styles>
    <style:style style:name="P1" style:family="paragraph" style:parent-style-name="Text_20_body" style:master-page-name="Standard">
      <style:paragraph-properties fo:line-height="82%" style:page-number="auto"/>
    </style:style>
    <style:style style:name="T1" style:family="text">
      <style:text-properties style:font-name="微軟正黑體" style:font-name-asian="微軟正黑體1"/>
    </style:style>
    <style:style style:name="T2" style:family="text">
      <style:text-properties fo:letter-spacing="0.002cm"/>
    </style:style>
    <style:style style:name="T3" style:family="text">
      <style:text-properties fo:letter-spacing="-0.011cm"/>
    </style:style>
    <style:style style:name="T4" style:family="text">
      <style:text-properties fo:letter-spacing="-0.009cm"/>
    </style:style>
    <style:style style:name="T5" style:family="text">
      <style:text-properties fo:letter-spacing="-0.002cm"/>
    </style:style>
    <style:style style:name="T6" style:family="text">
      <style:text-properties fo:letter-spacing="-0.016cm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.jpeg" text:anchor-type="char" svg:x="1.358cm" svg:y="1.466cm" svg:width="30.93cm" svg:height="17.323cm" draw:z-index="0"><draw:image xlink:href="Pictures/100000000000098300000553B98E4452DFB2E85A.jpg" xlink:type="simple" xlink:show="embed" xlink:actuate="onLoad" loext:mime-type="image/jpeg"/></draw:frame>1.<text:span text:style-name="T1">能源供給與消費流程圖</text:span>(<text:span text:style-name="T1">民國</text:span>109<text:span text:style-name="T1">年</text:span>)<text:span text:style-name="T2"> </text:span>Energy<text:span text:style-name="T3"> </text:span>Supply and<text:span text:style-name="T4"> </text:span>Consumption<text:span text:style-name="T5"> </text:span>Flowchart<text:span text:style-name="T6"> </text:span>(202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微軟正黑體" svg:font-family="微軟正黑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1" svg:font-family="微軟正黑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zh" style:country-asian="TW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5.064cm" fo:margin-right="5.147cm" fo:margin-top="0.116cm" fo:margin-bottom="0cm" loext:contextual-spacing="false" fo:text-indent="1.87cm" style:auto-text-indent="false"/>
      <style:text-properties style:font-name="Times New Roman" fo:font-family="'Times New Roman'" style:font-family-generic="roman" style:font-pitch="variable" fo:font-size="18pt" fo:language="en" fo:country="US" fo:font-weight="bold" style:font-name-asian="Times New Roman1" style:font-family-asian="'Times New Roman'" style:font-family-generic-asian="system" style:font-pitch-asian="variable" style:font-size-asian="18pt" style:language-asian="zh" style:country-asian="TW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text-properties fo:language="en" fo:country="US" style:language-asian="zh" style:country-asian="TW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fo:language="en" fo:country="US" style:language-asian="zh" style:country-asian="TW" style:language-complex="ar" style:country-complex="SA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33.867cm" fo:page-height="19.05cm" style:num-format="1" style:print-orientation="landscape" fo:margin-top="0.071cm" fo:margin-bottom="0.494cm" fo:margin-left="4.904cm" fo:margin-right="4.904cm" style:writing-mode="lr-tb" style:layout-grid-color="#c0c0c0" style:layout-grid-lines="1848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台綜院</meta:initial-creator>
    <dc:title>PowerPoint 簡報</dc:title>
    <meta:creation-date>2021-06-30T09:26:12</meta:creation-date>
    <dc:date>2021-06-30T09:26:12</dc:date>
    <meta:editing-duration>P0D</meta:editing-duration>
    <meta:generator>LibreOffice/5.4.1.2$Windows_x86 LibreOffice_project/ea7cb86e6eeb2bf3a5af73a8f7777ac570321527</meta:generator>
    <meta:document-statistic meta:table-count="0" meta:image-count="1" meta:object-count="0" meta:page-count="1" meta:paragraph-count="1" meta:word-count="23" meta:character-count="67" meta:non-whitespace-character-count="61"/>
    <meta:user-defined meta:name="AppVersion">12.0000</meta:user-defined>
    <meta:user-defined meta:name="Created" meta:value-type="date">2021-06-23T00:00:00</meta:user-defined>
    <meta:user-defined meta:name="Creator">Microsoft® PowerPoint® 2016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1-06-30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